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st1" table:style-name="ta1">
        <table:shapes>
          <draw:frame draw:z-index="0" draw:style-name="gr1" draw:text-style-name="P1" svg:width="159.87mm" svg:height="90.01mm" svg:x="73.84mm" svg:y="62.02mm">
            <loext:p draw:notify-on-update-of-ranges="List1.A1:List1.A1 List1.A2:List1.A10 List1.B1:List1.B1 List1.B2:List1.B10 List1.C1:List1.C1 List1.C2:List1.C10 List1.D1:List1.D1 List1.D2:List1.D10 List1.E1:List1.E1 List1.E2:List1.E10 List1.F1:List1.F1 List1.F2:List1.F10 List1.G1:List1.G1 List1.G2:List1.G10 List1.H1:List1.H1 List1.H2:List1.H10 List1.I1:List1.I1 List1.I2:List1.I10 List1.J1:List1.J1 List1.J2:List1.J10 List1.K1:List1.K1 List1.K2:List1.K10 List1.L1:List1.L1 List1.L2:List1.L10 List1.M1:List1.M1 List1.M2:List1.M10 List1.N1:List1.N1 List1.N2:List1.N10 List1.O1:List1.O1 List1.O2:List1.O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O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00.00.00</text:date>, <text:time style:data-style-name="N2" text:time-value="16:01:14.35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08:48:01.613000000</meta:creation-date>
    <meta:editing-cycles>1</meta:editing-cycles>
    <meta:editing-duration>P0D</meta:editing-duration>
    <meta:generator>LibreOfficeDev/5.4.0.0.alpha0$Windows_x86 LibreOffice_project/fedf4e5db7d9f755fa356e986ec0f0b8bf3bef57</meta:generator>
    <meta:document-statistic meta:table-count="1" meta:cell-count="1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a853" draw:fill-color="#00a85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fff00" draw:fill-color="#7f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007f" draw:fill-color="#ff007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88cm" svg:height="9.002cm" xlink:href=".." xlink:type="simple" chart:class="chart:line" chart:style-name="ch1">
        <chart:legend chart:legend-position="top" svg:x="1.474cm" svg:y="0.185cm" style:legend-expansion="wide" chart:style-name="ch2"/>
        <chart:plot-area chart:style-name="ch3" table:cell-range-address="List1.A1:List1.O10" chart:data-source-has-labels="row" svg:x="0.319cm" svg:y="1.355cm" svg:width="15.35cm" svg:height="7.467cm">
          <chartooo:coordinate-region svg:x="0.94cm" svg:y="1.528cm" svg:width="14.635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st1.A2:List1.A10" chart:label-cell-address="List1.A1:List1.A1" chart:class="chart:line">
            <chart:data-point chart:repeated="9"/>
          </chart:series>
          <chart:series chart:style-name="ch7" chart:values-cell-range-address="List1.B2:List1.B10" chart:label-cell-address="List1.B1:List1.B1" chart:class="chart:line">
            <chart:data-point chart:repeated="9"/>
          </chart:series>
          <chart:series chart:style-name="ch8" chart:values-cell-range-address="List1.C2:List1.C10" chart:label-cell-address="List1.C1:List1.C1" chart:class="chart:line">
            <chart:data-point chart:repeated="9"/>
          </chart:series>
          <chart:series chart:style-name="ch9" chart:values-cell-range-address="List1.D2:List1.D10" chart:label-cell-address="List1.D1:List1.D1" chart:class="chart:line">
            <chart:data-point chart:repeated="9"/>
          </chart:series>
          <chart:series chart:style-name="ch10" chart:values-cell-range-address="List1.E2:List1.E10" chart:label-cell-address="List1.E1:List1.E1" chart:class="chart:line">
            <chart:data-point chart:repeated="9"/>
          </chart:series>
          <chart:series chart:style-name="ch11" chart:values-cell-range-address="List1.F2:List1.F10" chart:label-cell-address="List1.F1:List1.F1" chart:class="chart:line">
            <chart:data-point chart:repeated="9"/>
          </chart:series>
          <chart:series chart:style-name="ch12" chart:values-cell-range-address="List1.G2:List1.G10" chart:label-cell-address="List1.G1:List1.G1" chart:class="chart:line">
            <chart:data-point chart:repeated="9"/>
          </chart:series>
          <chart:series chart:style-name="ch13" chart:values-cell-range-address="List1.H2:List1.H10" chart:label-cell-address="List1.H1:List1.H1" chart:class="chart:line">
            <chart:data-point chart:repeated="9"/>
          </chart:series>
          <chart:series chart:style-name="ch14" chart:values-cell-range-address="List1.I2:List1.I10" chart:label-cell-address="List1.I1:List1.I1" chart:class="chart:line">
            <chart:data-point chart:repeated="9"/>
          </chart:series>
          <chart:series chart:style-name="ch15" chart:values-cell-range-address="List1.J2:List1.J10" chart:label-cell-address="List1.J1:List1.J1" chart:class="chart:line">
            <chart:data-point chart:repeated="9"/>
          </chart:series>
          <chart:series chart:style-name="ch16" chart:values-cell-range-address="List1.K2:List1.K10" chart:label-cell-address="List1.K1:List1.K1" chart:class="chart:line">
            <chart:data-point chart:repeated="9"/>
          </chart:series>
          <chart:series chart:style-name="ch17" chart:values-cell-range-address="List1.L2:List1.L10" chart:label-cell-address="List1.L1:List1.L1" chart:class="chart:line">
            <chart:data-point chart:repeated="9"/>
          </chart:series>
          <chart:series chart:style-name="ch18" chart:values-cell-range-address="List1.M2:List1.M10" chart:label-cell-address="List1.M1:List1.M1" chart:class="chart:line">
            <chart:data-point chart:repeated="9"/>
          </chart:series>
          <chart:series chart:style-name="ch19" chart:values-cell-range-address="List1.N2:List1.N10" chart:label-cell-address="List1.N1:List1.N1" chart:class="chart:line">
            <chart:data-point chart:repeated="9"/>
          </chart:series>
          <chart:series chart:style-name="ch20" chart:values-cell-range-address="List1.O2:List1.O10" chart:label-cell-address="List1.O1:List1.O1" chart:class="chart:line">
            <chart:data-point chart:repeated="9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A</text:p>
                <draw:g>
                  <svg:desc>List1.A1:List1.A1</svg:desc>
                </draw:g>
              </table:table-cell>
              <table:table-cell office:value-type="string">
                <text:p>BB</text:p>
                <draw:g>
                  <svg:desc>List1.B1:List1.B1</svg:desc>
                </draw:g>
              </table:table-cell>
              <table:table-cell office:value-type="string">
                <text:p>CC</text:p>
                <draw:g>
                  <svg:desc>List1.C1:List1.C1</svg:desc>
                </draw:g>
              </table:table-cell>
              <table:table-cell office:value-type="string">
                <text:p>DD</text:p>
                <draw:g>
                  <svg:desc>List1.D1:List1.D1</svg:desc>
                </draw:g>
              </table:table-cell>
              <table:table-cell office:value-type="string">
                <text:p>EE</text:p>
                <draw:g>
                  <svg:desc>List1.E1:List1.E1</svg:desc>
                </draw:g>
              </table:table-cell>
              <table:table-cell office:value-type="string">
                <text:p>FF</text:p>
                <draw:g>
                  <svg:desc>List1.F1:List1.F1</svg:desc>
                </draw:g>
              </table:table-cell>
              <table:table-cell office:value-type="string">
                <text:p>GG</text:p>
                <draw:g>
                  <svg:desc>List1.G1:List1.G1</svg:desc>
                </draw:g>
              </table:table-cell>
              <table:table-cell office:value-type="string">
                <text:p>HH</text:p>
                <draw:g>
                  <svg:desc>List1.H1:List1.H1</svg:desc>
                </draw:g>
              </table:table-cell>
              <table:table-cell office:value-type="string">
                <text:p>II</text:p>
                <draw:g>
                  <svg:desc>List1.I1:List1.I1</svg:desc>
                </draw:g>
              </table:table-cell>
              <table:table-cell office:value-type="string">
                <text:p>JJ</text:p>
                <draw:g>
                  <svg:desc>List1.J1:List1.J1</svg:desc>
                </draw:g>
              </table:table-cell>
              <table:table-cell office:value-type="string">
                <text:p>KK</text:p>
                <draw:g>
                  <svg:desc>List1.K1:List1.K1</svg:desc>
                </draw:g>
              </table:table-cell>
              <table:table-cell office:value-type="string">
                <text:p>LL</text:p>
                <draw:g>
                  <svg:desc>List1.L1:List1.L1</svg:desc>
                </draw:g>
              </table:table-cell>
              <table:table-cell office:value-type="string">
                <text:p>MM</text:p>
                <draw:g>
                  <svg:desc>List1.M1:List1.M1</svg:desc>
                </draw:g>
              </table:table-cell>
              <table:table-cell office:value-type="string">
                <text:p>NN</text:p>
                <draw:g>
                  <svg:desc>List1.N1:List1.N1</svg:desc>
                </draw:g>
              </table:table-cell>
              <table:table-cell office:value-type="string">
                <text:p>OO</text:p>
                <draw:g>
                  <svg:desc>List1.O1:Lis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st1.A2:List1.A10</svg:desc>
                </draw:g>
              </table:table-cell>
              <table:table-cell office:value-type="float" office:value="2">
                <text:p>2</text:p>
                <draw:g>
                  <svg:desc>List1.B2:List1.B10</svg:desc>
                </draw:g>
              </table:table-cell>
              <table:table-cell office:value-type="float" office:value="3">
                <text:p>3</text:p>
                <draw:g>
                  <svg:desc>List1.C2:List1.C10</svg:desc>
                </draw:g>
              </table:table-cell>
              <table:table-cell office:value-type="float" office:value="4">
                <text:p>4</text:p>
                <draw:g>
                  <svg:desc>List1.D2:List1.D10</svg:desc>
                </draw:g>
              </table:table-cell>
              <table:table-cell office:value-type="float" office:value="5">
                <text:p>5</text:p>
                <draw:g>
                  <svg:desc>List1.E2:List1.E10</svg:desc>
                </draw:g>
              </table:table-cell>
              <table:table-cell office:value-type="float" office:value="6">
                <text:p>6</text:p>
                <draw:g>
                  <svg:desc>List1.F2:List1.F10</svg:desc>
                </draw:g>
              </table:table-cell>
              <table:table-cell office:value-type="float" office:value="7">
                <text:p>7</text:p>
                <draw:g>
                  <svg:desc>List1.G2:List1.G10</svg:desc>
                </draw:g>
              </table:table-cell>
              <table:table-cell office:value-type="float" office:value="8">
                <text:p>8</text:p>
                <draw:g>
                  <svg:desc>List1.H2:List1.H10</svg:desc>
                </draw:g>
              </table:table-cell>
              <table:table-cell office:value-type="float" office:value="9">
                <text:p>9</text:p>
                <draw:g>
                  <svg:desc>List1.I2:List1.I10</svg:desc>
                </draw:g>
              </table:table-cell>
              <table:table-cell office:value-type="float" office:value="10">
                <text:p>10</text:p>
                <draw:g>
                  <svg:desc>List1.J2:List1.J10</svg:desc>
                </draw:g>
              </table:table-cell>
              <table:table-cell office:value-type="float" office:value="11">
                <text:p>11</text:p>
                <draw:g>
                  <svg:desc>List1.K2:List1.K10</svg:desc>
                </draw:g>
              </table:table-cell>
              <table:table-cell office:value-type="float" office:value="12">
                <text:p>12</text:p>
                <draw:g>
                  <svg:desc>List1.L2:List1.L10</svg:desc>
                </draw:g>
              </table:table-cell>
              <table:table-cell office:value-type="float" office:value="13">
                <text:p>13</text:p>
                <draw:g>
                  <svg:desc>List1.M2:List1.M10</svg:desc>
                </draw:g>
              </table:table-cell>
              <table:table-cell office:value-type="float" office:value="14">
                <text:p>14</text:p>
                <draw:g>
                  <svg:desc>List1.N2:List1.N10</svg:desc>
                </draw:g>
              </table:table-cell>
              <table:table-cell office:value-type="float" office:value="15">
                <text:p>15</text:p>
                <draw:g>
                  <svg:desc>List1.O2:List1.O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